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font-size="12pt" officeooo:rsid="0019cb44" officeooo:paragraph-rsid="0019cb44" style:font-size-asian="12pt" style:font-size-complex="12pt"/>
    </style:style>
    <style:style style:name="P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size="12pt" officeooo:rsid="0019cb44" officeooo:paragraph-rsid="001cddf6" style:font-size-asian="12pt" style:font-size-complex="12pt"/>
    </style:style>
    <style:style style:name="P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size="12pt" officeooo:rsid="0019cb44" officeooo:paragraph-rsid="0019cb44" style:font-size-asian="12pt" style:font-size-complex="12pt"/>
    </style:style>
    <style:style style:name="T1" style:family="text">
      <style:text-properties officeooo:rsid="001cdd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zit/Schluss:</text:p>
      <text:p text:style-name="P3"/>
      <text:p text:style-name="P2">Zum Schluss würden wir gerne noch ein paar unserer Gedanken loswerden. An sich <text:span text:style-name="T1">haben wir alles geplante umgesetzt und sind recht zufrieden damit, wie unser G.A.T.E System funktioniert, jedoch gab es auch Schwierigkeiten, die wir gerne noch aufzählen würden. Zuerst einmal haben wir gelernt, dass Arduino nicht gerade gut zu debuggen ist und das die Hardware einen echt verzweifeln lassen kann. Zudem haben wir auch gelernt, dass man solche Probleme häufig mit sehr abstraktem Denken lösen kann, weshalb wir uns vorgenommen haben mehr Pausen zu machen und in diesen einfach ein bisschen über die Probleme zu reden, da man bei einer anderen Beschäftigung häufig auf andere Ideen kommt, die uns dann auch oft weitergeholfen haben. Was jedoch kein Problem war, war die allgemeine Ausführung des Projekts, da wir uns zuvor einen Plan gemacht haben, wie wir das Projekt angehen wollen und diesen auch so gut wie möglich eingehalten haben. Dadurch mussten wir nicht nachbestellen und kamen in dieser Hinsicht nicht in Verzug. <text:s/>Am Ende hatten wir noch als extra geplant einen RFID Sensor einzubauen, der uns helfen sollte die Schranke zu öffnen, wenn wir ins innere gucken wollten und diese danach wieder schließt. Leider haben wir den Sensor nur außerhalb des gesamten Systems zum laufen bekommen und als wir alles dann zusammengefügt haben, ist irgendwo die Information, dass die Karte an den Sensor gehalten wurde verloren gegangen, weshalb das System nur selten funktionierte. Aufgrund eines größeren Problems und der Zeit haben wir es dann doch gelassen und uns lieber auf unser Projekt an sich konzentriert, als auf die Erweiterung, auch wenn wir uns besonders darauf gefreut hatten. Trotz dem home schooling Stress und dem Faktor das wir uns nicht wirklich treffen konnten, haben wir versucht das Beste daraus zu machen und haben uns über verschiedene Möglichkeiten im Internet vernetzt gehalten und konnten dadurch uns austauschen, gegenseitig Sachen beibringen und hatten trotzdem eine Menge Spaß. Rückblickend auf die Ziel, die wir uns zu Beginn der Facharbeit gesetzt haben können wir mit Zuversicht behaupten, dass unser G.A.T.E. System dazu in der Lage ist den Alltag von gastronomischen Betrieben und deren Kunden zu Coronazeiten zu vereinfachen und dabei den Infektionsschutz in den Vordergrund zu stell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0:07:16.517000000</meta:creation-date>
    <dc:date>2021-03-15T22:13:18.005000000</dc:date>
    <meta:editing-duration>PT6S</meta:editing-duration>
    <meta:editing-cycles>1</meta:editing-cycles>
    <meta:document-statistic meta:table-count="0" meta:image-count="0" meta:object-count="0" meta:page-count="1" meta:paragraph-count="2" meta:word-count="363" meta:character-count="2328" meta:non-whitespace-character-count="1965"/>
    <meta:generator>LibreOffice/6.1.2.1$Windows_x86 LibreOffice_project/65905a128db06ba48db947242809d14d3f9a93fe</meta:generator>
  </office:meta>
</office:document-meta>
</file>